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Round</text:p>
          </table:table-cell>
          <table:table-cell office:value-type="string" calcext:value-type="string">
            <text:p>Batch-Filtering</text:p>
          </table:table-cell>
          <table:table-cell/>
          <table:table-cell office:value-type="string" calcext:value-type="string">
            <text:p>Non-Batch-Filte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3" calcext:value-type="float">
            <text:p>8143</text:p>
          </table:table-cell>
          <table:table-cell/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81" calcext:value-type="float">
            <text:p>7781</text:p>
          </table:table-cell>
          <table:table-cell/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70" calcext:value-type="float">
            <text:p>7970</text:p>
          </table:table-cell>
          <table:table-cell/>
          <table:table-cell office:value-type="float" office:value="8006" calcext:value-type="float">
            <text:p>8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28" calcext:value-type="float">
            <text:p>7728</text:p>
          </table:table-cell>
          <table:table-cell/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9" calcext:value-type="float">
            <text:p>7669</text:p>
          </table:table-cell>
          <table:table-cell/>
          <table:table-cell office:value-type="float" office:value="12720" calcext:value-type="float">
            <text:p>127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39" calcext:value-type="float">
            <text:p>7739</text:p>
          </table:table-cell>
          <table:table-cell/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31" calcext:value-type="float">
            <text:p>7731</text:p>
          </table:table-cell>
          <table:table-cell/>
          <table:table-cell office:value-type="float" office:value="12483" calcext:value-type="float">
            <text:p>12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26" calcext:value-type="float">
            <text:p>9026</text:p>
          </table:table-cell>
          <table:table-cell/>
          <table:table-cell office:value-type="float" office:value="12430" calcext:value-type="float">
            <text:p>124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90" calcext:value-type="float">
            <text:p>9990</text:p>
          </table:table-cell>
          <table:table-cell/>
          <table:table-cell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83" calcext:value-type="float">
            <text:p>9183</text:p>
          </table:table-cell>
          <table:table-cell/>
          <table:table-cell office:value-type="float" office:value="12373" calcext:value-type="float">
            <text:p>12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7" calcext:value-type="float">
            <text:p>9207</text:p>
          </table:table-cell>
          <table:table-cell/>
          <table:table-cell office:value-type="float" office:value="12741" calcext:value-type="float">
            <text:p>12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99" calcext:value-type="float">
            <text:p>12399</text:p>
          </table:table-cell>
          <table:table-cell/>
          <table:table-cell office:value-type="float" office:value="12575" calcext:value-type="float">
            <text:p>125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76" calcext:value-type="float">
            <text:p>12176</text:p>
          </table:table-cell>
          <table:table-cell/>
          <table:table-cell office:value-type="float" office:value="12647" calcext:value-type="float">
            <text:p>126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28" calcext:value-type="float">
            <text:p>12628</text:p>
          </table:table-cell>
          <table:table-cell/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78" calcext:value-type="float">
            <text:p>12678</text:p>
          </table:table-cell>
          <table:table-cell/>
          <table:table-cell office:value-type="float" office:value="14909" calcext:value-type="float">
            <text:p>14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65" calcext:value-type="float">
            <text:p>12465</text:p>
          </table:table-cell>
          <table:table-cell/>
          <table:table-cell office:value-type="float" office:value="14653" calcext:value-type="float">
            <text:p>146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92" calcext:value-type="float">
            <text:p>14192</text:p>
          </table:table-cell>
          <table:table-cell/>
          <table:table-cell office:value-type="float" office:value="13609" calcext:value-type="float">
            <text:p>136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85" calcext:value-type="float">
            <text:p>13285</text:p>
          </table:table-cell>
          <table:table-cell/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36" calcext:value-type="float">
            <text:p>12836</text:p>
          </table:table-cell>
          <table:table-cell/>
          <table:table-cell office:value-type="float" office:value="14744" calcext:value-type="float">
            <text:p>1474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3])" office:value-type="float" office:value="206074" calcext:value-type="float">
            <text:p>206074</text:p>
          </table:table-cell>
          <table:table-cell/>
          <table:table-cell table:formula="of:=SUM([.D2:.D21])" office:value-type="float" office:value="244912" calcext:value-type="float">
            <text:p>2449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24]/20" office:value-type="float" office:value="10303.7" calcext:value-type="float">
            <text:p>10303,7</text:p>
          </table:table-cell>
          <table:table-cell/>
          <table:table-cell table:formula="of:=[.D24]/20" office:value-type="float" office:value="12245.6" calcext:value-type="float">
            <text:p>12245,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or i in (seq 1 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time bin/flink run ~/owncloud/Studium/BA/Repos/code/Framework/target/Framework-1.0-SNAPSHOT.jar hdfs:///user/gehaxelt/wikidumps/aawiki-20160111-pages-meta-history.xml hdfs:///user/gehaxelt/pageviews/pagecounts-20160801-000000 <text:s/>aa | grep "Job Runtim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4:45:14.328820426</meta:creation-date>
    <dc:date>2017-04-29T14:48:47.759230988</dc:date>
    <meta:editing-duration>PT3M33S</meta:editing-duration>
    <meta:editing-cycles>2</meta:editing-cycles>
    <meta:generator>LibreOffice/5.3.2.2$Linux_X86_64 LibreOffice_project/30m0$Build-2</meta:generator>
    <meta:document-statistic meta:table-count="1" meta:cell-count="72" meta:object-count="0"/>
  </office:meta>
</office:document-meta>
</file>